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lbany AMT1" svg:font-family="'Albany AMT'" style:font-pitch="variable"/>
    <style:font-face style:name="SUSE Sans" svg:font-family="'SUSE Sans'" style:font-adornments="Bold" style:font-pitch="variable"/>
    <style:font-face style:name="SUSE Sans1" svg:font-family="'SUSE Sans'" style:font-adornments="Bold Italic" style:font-pitch="variable"/>
    <style:font-face style:name="SUSE Serif1" svg:font-family="'SUSE Serif'" style:font-adornments="Bold" style:font-pitch="variable"/>
    <style:font-face style:name="SUSE Serif" svg:font-family="'SUSE Serif'" style:font-adornments="Regular" style:font-pitch="variable"/>
    <style:font-face style:name="Verdana" svg:font-family="Verdana"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Warning">
      <style:paragraph-properties fo:text-align="center" style:justify-single-word="false"/>
      <style:text-properties fo:font-weight="bold" style:font-weight-asian="bold" style:font-weight-complex="bold"/>
    </style:style>
    <style:style style:name="P2" style:family="paragraph" style:parent-style-name="Warning">
      <style:paragraph-properties fo:text-align="center" style:justify-single-word="false"/>
    </style:style>
    <style:style style:name="P3" style:family="paragraph" style:parent-style-name="Text_20_body">
      <style:text-properties style:text-underline-style="none"/>
    </style:style>
    <style:style style:name="P4" style:family="paragraph" style:parent-style-name="Text_20_body">
      <style:text-properties style:font-name="Verdana" style:text-underline-style="none" style:font-name-asian="Verdana" style:font-name-complex="Verdana"/>
    </style:style>
    <style:style style:name="P5" style:family="paragraph" style:parent-style-name="Heading_20_2">
      <style:text-properties style:text-underline-style="none"/>
    </style:style>
    <style:style style:name="P6" style:family="paragraph" style:parent-style-name="Text_20_body">
      <style:paragraph-properties fo:margin-left="0.4925in" fo:margin-right="0in" fo:text-indent="0in" style:auto-text-indent="false"/>
      <style:text-properties style:font-name="Verdana" style:text-underline-style="none" style:font-name-asian="Verdana" style:font-name-complex="Verdana"/>
    </style:style>
    <style:style style:name="P7" style:family="paragraph" style:parent-style-name="Text_20_body">
      <style:paragraph-properties fo:margin-left="0.4925in" fo:margin-right="0in" fo:text-indent="0in" style:auto-text-indent="false"/>
      <style:text-properties style:font-name="Verdana" style:text-underline-style="none" fo:font-weight="normal" style:font-name-asian="Verdana" style:font-weight-asian="normal" style:font-name-complex="Verdana" style:font-weight-complex="normal"/>
    </style:style>
    <style:style style:name="P8" style:family="paragraph" style:parent-style-name="Text_20_body">
      <style:paragraph-properties fo:margin-left="0.5in" fo:margin-right="0in" fo:text-indent="0in" style:auto-text-indent="false"/>
      <style:text-properties style:font-name="Verdana" style:text-underline-style="none" style:font-name-asian="Verdana" style:font-name-complex="Verdana"/>
    </style:style>
    <style:style style:name="P9" style:family="paragraph" style:parent-style-name="Text_20_body">
      <style:paragraph-properties fo:margin-left="0.5in" fo:margin-right="0in" fo:text-indent="0in" style:auto-text-indent="false"/>
      <style:text-properties style:font-name="Verdana" style:text-underline-style="none" fo:font-weight="normal" style:font-name-asian="Verdana" style:font-weight-asian="normal" style:font-name-complex="Verdana" style:font-weight-complex="normal"/>
    </style:style>
    <style:style style:name="P10" style:family="paragraph" style:parent-style-name="Text_20_body">
      <style:paragraph-properties fo:margin-left="0.5in" fo:margin-right="0in" fo:text-indent="0in" style:auto-text-indent="false"/>
      <style:text-properties style:font-name="Verdana" style:text-underline-style="none" fo:font-weight="bold" style:font-name-asian="Verdana" style:font-weight-asian="bold" style:font-name-complex="Verdana" style:font-weight-complex="bold"/>
    </style:style>
    <style:style style:name="P11" style:family="paragraph" style:parent-style-name="Text_20_body">
      <style:paragraph-properties fo:margin-left="0in" fo:margin-right="0in" fo:text-indent="0in" style:auto-text-indent="false"/>
      <style:text-properties style:font-name="Verdana" style:text-underline-style="none" style:font-name-asian="Verdana" style:font-name-complex="Verdana"/>
    </style:style>
    <style:style style:name="P12" style:family="paragraph" style:parent-style-name="Text_20_body">
      <style:paragraph-properties fo:margin-left="0in" fo:margin-right="0in" fo:text-indent="0in" style:auto-text-indent="false"/>
      <style:text-properties style:font-name="Verdana" style:text-underline-style="none" fo:font-weight="normal" style:font-name-asian="Verdana" style:font-weight-asian="normal" style:font-name-complex="Verdana" style:font-weight-complex="normal"/>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Option_20_List" style:list-style-name="L2"/>
    <style:style style:name="P22" style:family="paragraph" style:parent-style-name="Option_20_List" style:list-style-name="L2"/>
    <style:style style:name="P23" style:family="paragraph" style:parent-style-name="Option_20_List" style:list-style-name="L3"/>
    <style:style style:name="P24" style:family="paragraph" style:parent-style-name="Option_20_List" style:list-style-name="L4"/>
    <style:style style:name="P25" style:family="paragraph" style:parent-style-name="Option_20_List" style:list-style-name="L4"/>
    <style:style style:name="P26" style:family="paragraph" style:parent-style-name="Option_20_List" style:list-style-name="L4"/>
    <style:style style:name="P27" style:family="paragraph" style:parent-style-name="Option_20_List" style:list-style-name="L5"/>
    <style:style style:name="P28" style:family="paragraph" style:parent-style-name="Option_20_List" style:list-style-name="L5"/>
    <style:style style:name="P29" style:family="paragraph" style:parent-style-name="Option_20_List" style:list-style-name="L5"/>
    <style:style style:name="P30" style:family="paragraph" style:parent-style-name="Option_20_List" style:list-style-name="L5"/>
    <style:style style:name="P31" style:family="paragraph" style:parent-style-name="Option_20_List" style:list-style-name="L6"/>
    <style:style style:name="P32" style:family="paragraph" style:parent-style-name="Option_20_List" style:list-style-name="L6"/>
    <style:style style:name="P33" style:family="paragraph" style:parent-style-name="Option_20_List" style:list-style-name="L7"/>
    <style:style style:name="P34" style:family="paragraph" style:parent-style-name="Option_20_List" style:list-style-name="L7"/>
    <style:style style:name="P35" style:family="paragraph" style:parent-style-name="Option_20_List" style:list-style-name="L7"/>
    <style:style style:name="P36" style:family="paragraph" style:parent-style-name="Option_20_List" style:list-style-name="L7"/>
    <style:style style:name="P37" style:family="paragraph" style:parent-style-name="Option_20_List" style:list-style-name="L7"/>
    <style:style style:name="P38" style:family="paragraph" style:parent-style-name="Option_20_List" style:list-style-name="L7"/>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font-name="Verdana" style:font-name-asian="Verdana" style:font-name-complex="Verdana"/>
    </style:style>
    <style:style style:name="T12" style:family="text">
      <style:text-properties style:font-name="Verdana" style:text-underline-style="none" style:font-name-asian="Verdana" style:font-name-complex="Verdana"/>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ot from a openSuSE 10.3 DVD (or CD if no DVD available)</text:h>
      <text:h text:style-name="Heading_20_2" text:outline-level="2">Preparations</text:h>
      <text:p text:style-name="Text_20_body">Have the following available to follow this installation instructions:</text:p>
      <text:list text:style-name="L1">
        <text:list-item>
          <text:p text:style-name="P13">openSuSE 10.3 DVD or CD</text:p>
        </text:list-item>
        <text:list-item>
          <text:p text:style-name="P13">bootable external DVD or CD Drive in case the server you are installing on does not have a DVD or CD Drive.</text:p>
        </text:list-item>
        <text:list-item>
          <text:p text:style-name="P13">45 minutes to 4 hours of time depending on the speed of your server, Internet connection and DVD/CD-drive, the drive might have the bigger influence on speed then anything else. </text:p>
        </text:list-item>
        <text:list-item>
          <text:p text:style-name="P13">Internet connection. If you have a very fast Internet connection (10mbit or more) <text:s/>you might want to consider installing the second part of the OS install from Internet rather then CD/DVD.</text:p>
        </text:list-item>
        <text:list-item>
          <text:p text:style-name="P13">A Desktop or Laptop computer connected to the same Network segment as the Server you are installing. </text:p>
        </text:list-item>
        <text:list-item>
          <text:p text:style-name="P13">Access to the Router that connects this Server to the Internet. (For enterprise installs you will want to get your Network Admin in on this, you need at least a static IP for the Server and Internet access to download updated packages. If using this Server from with and without the Network you should consider putting it in a DMZ).</text:p>
        </text:list-item>
        <text:list-item>
          <text:p text:style-name="P13">Patience to follow the instructions even when you think you know it better. <text:line-break/>(Friendly suggestions are welcome however we do not expect all of them to be useful.)</text:p>
        </text:list-item>
        <text:list-item>
          <text:p text:style-name="P13">These instructions assume that you do not have a mouse connected to this computer if you happen to have one at hand you can use it alternatively as well. </text:p>
        </text:list-item>
      </text:list>
      <text:p text:style-name="Text_20_body">As a general remark, The Keyboard Navigation uses [Tab] to move between sections and the cursor Keys to move within fields or sections. The [Space]-bar usually just selects a option while the [Enter]-Key selects and commits the selection in one step.</text:p>
      <text:p text:style-name="P1">Whenever you see one of these sections, make sure that you <text:line-break/><text:span text:style-name="T1">read them</text:span>,<text:line-break/> even when you think that you know what you are doing!</text:p>
      <text:h text:style-name="Heading_20_2" text:outline-level="2">Getting Started</text:h>
      <text:p text:style-name="Text_20_body">Boot the Computer and put the disk in the drive. Make sure the disk can be found upon boot-up and that booting from CD/DVD is enabled in the BIOS. If you are not sure how to do this please consult your computers manual or a PC-Consultant.</text:p>
      <text:h text:style-name="Heading_20_2" text:outline-level="2">BIOS</text:h>
      <text:p text:style-name="Text_20_body">Please make sure the following settings are set in the BIOS before starting this installation.</text:p>
      <text:p text:style-name="Text_20_body">Please check the following settings:</text:p>
      <text:h text:style-name="Heading_20_3" text:outline-level="3">Wait on Errors (or similar): disabled / no / never </text:h>
      <text:p text:style-name="Text_20_body">This is to make sure that your system will come back up in case of a reboot. A common reason for systems not to successfully reboot is that the keyboard was disconnected (intentionally or un-intentionally) and this BIOS setting is set to stop on Boot-Errors.</text:p>
      <text:h text:style-name="Heading_20_3" text:outline-level="3">Power-state after Power-loss: always on / on</text:h>
      <text:p text:style-name="Text_20_body">This makes sure that in case of a power outage your system automatically starts back up. </text:p>
      <text:h text:style-name="Heading_20_3" text:outline-level="3">Boot devices / Boot order</text:h>
      <text:p text:style-name="Text_20_body">You want to make sure that your first boot device (at least for the installation) is set to your CD-ROM/DVD drive.</text:p>
      <text:p text:style-name="Text_20_body">Your second Boot device should be set to your hard-disk(s) or your hardware-Raid controller.</text:p>
      <text:p text:style-name="Text_20_body">You can disable the CD-ROM/DVD afterwards if you do not want to wait for the delay when booting or if there is a chance someone leave a CD in the drive that would stop the system from booting up. (OpenSuSE. Cds/DVDs are usually designed to boot the installed system when no key is pressed).</text:p>
      <text:h text:style-name="Heading_20_3" text:outline-level="3">Software Raid / Hardware Raid</text:h>
      <text:p text:style-name="Text_20_body">If you are installing your system with 2 drives or more you have to pay attention to configure the controller and drives correctly before continuing the installation.</text:p>
      <text:p text:style-name="Text_20_body">On a Software RAID controller the main work is performed by your OS Software, on a Hardware RAID controller a special processor, usually with memory on the controller do this work, what relieves the OS from having to deal with keeping the drives organized.</text:p>
      <text:p text:style-name="Text_20_body">Hardware RAIDs are clearly the better technology!</text:p>
      <text:p text:style-name="Text_20_body">The first step is to find out if your controller is a Hardware Raid controller or not. This setup is unfortunately not easy, especially since a number of software raid controllers label their controllers as hardware-raid or hardware assisted-raid.</text:p>
      <text:p text:style-name="Text_20_body">If your Controller comes with its own “on-board” cache you have a Hardware Raid controller.</text:p>
      <text:p text:style-name="Text_20_body">If the controller is on the mother-board and it is not a very expensive Server or Workstation mother-board it most likely is a Software RAID.</text:p>
      <text:p text:style-name="Text_20_body">Common manufacturers of Hardware RAID Controllers are 3Ware, LSI Logic and Adaptec, but beware even these companies manufacture cheaper controller that are Software RAID.</text:p>
      <text:p text:style-name="Text_20_body">If Linux (later on in the install) detects more than one hard-drive (following these instructions) you have a Software Raid.</text:p>
      <text:h text:style-name="Heading_20_4" text:outline-level="4">Hardware RAID</text:h>
      <text:p text:style-name="Text_20_body">If your System has a Hardware RAID controller you want to configure the installed drives in a RAID 1 , 10 or 1+0 configuration. </text:p>
      <text:p text:style-name="Text_20_body">For the following we assume that all drives are assembled by the controller into one redundant big drive.</text:p>
      <text:p text:style-name="Text_20_body">RAID 5 is suitable for archive servers but not for Database Servers or Dialers.</text:p>
      <text:h text:style-name="Heading_20_4" text:outline-level="4">Software RAID</text:h>
      <text:p text:style-name="Text_20_body">If your system has a software RAID / BIOS RAID support on standard controller or alike you should disable the RAID functionality and should use the Controller in plain mode, where the OS sees all drives as they really are. </text:p>
      <text:p text:style-name="Text_20_body">A typical indication for a software RAID is a option in the main part of the BIOS that allows you to enable or disable RAID functionality without completely disabling the controller.</text:p>
      <text:p text:style-name="Text_20_body"/>
      <text:h text:style-name="Heading_20_2" text:outline-level="2">Boot Screen</text:h>
      <text:p text:style-name="Text_20_body">The first screen has the following options:</text:p>
      <text:list text:style-name="L2">
        <text:list-item>
          <text:p text:style-name="P21">Boot from Harddisk</text:p>
        </text:list-item>
        <text:list-item>
          <text:p text:style-name="P21">Installation</text:p>
        </text:list-item>
      </text:list>
      <text:list text:style-name="L3">
        <text:list-item>
          <text:p text:style-name="P23">Repair installed System</text:p>
        </text:list-item>
      </text:list>
      <text:list text:style-name="L4">
        <text:list-item>
          <text:p text:style-name="P24">Rescue System</text:p>
        </text:list-item>
        <text:list-item>
          <text:p text:style-name="P24">Firmware Test</text:p>
        </text:list-item>
        <text:list-item>
          <text:p text:style-name="P24">Memory Test</text:p>
        </text:list-item>
      </text:list>
      <text:p text:style-name="Text_20_body">use the up and down Keys to move the highlighted bar to <text:span text:style-name="T3">[Installation] </text:span><text:span text:style-name="T4">and press [Enter]</text:span>.</text:p>
      <text:h text:style-name="Heading_20_2" text:outline-level="2">Kernel Loading</text:h>
      <text:p text:style-name="Text_20_body">Please wait for the first Part of the Operating System to Load. If your CD/DVD-drive is not very fast or you booted via USB this can take a while.</text:p>
      <text:h text:style-name="Heading_20_2" text:outline-level="2">Installing via Network rather (than from a DVD)</text:h>
      <text:p text:style-name="Text_20_body"/>
      <text:p text:style-name="Text_20_body">ftp://opensuse.osuosl.org/pub/opensuse/distribution/10.3/repo/oss/<text:line-break/></text:p>
      <text:p text:style-name="Text_20_body">64.50.236.52<text:note text:id="ftn0" text:note-class="footnote"><text:note-citation>1</text:note-citation><text:note-body><text:p text:style-name="Footnote">This was the correct IP address when this document was written, there is no guarantee that this IP is still correct or pointing to the right server as you are reading this, please verify the IP you are using (e.g. By using the ping command</text:p></text:note-body></text:note><text:line-break/>/pub/opensuse/distribution/10.3/repo/oss/ </text:p>
      <text:h text:style-name="Heading_20_2" text:outline-level="2">Language</text:h>
      <text:p text:style-name="Text_20_body">Please choose the Language for this Server. For the purpose of this walk-through document we assume you choose [English]. If your Server has a Mouse attached you can use it for the next few screens, we are however not planing to install a graphical environment, so do not get too used to it.</text:p>
      <text:p text:style-name="Standard">User your mouse or cursor keys to highlight English (in the future I will just say pick or select for this). Then press <text:span text:style-name="T3">[Alt] &amp; N</text:span> to pick the <text:span text:style-name="T3">[</text:span><text:span text:style-name="T6">N</text:span><text:span text:style-name="T3">ext]</text:span> button. </text:p>
      <text:p text:style-name="Warning">As a rule of Thumb whenever you see a button with a caption that has a underlined letter you can type [Alt] and the Letter that is underlined to pick this option.</text:p>
      <text:p text:style-name="Standard"/>
      <text:h text:style-name="Heading_20_2" text:outline-level="2">Media Check</text:h>
      <text:p text:style-name="Text_20_body">If you want to be sure that the Disk you are using is complete and readable by your installation driver. You have the option to check this here. This however takes some time. </text:p>
      <text:p text:style-name="Text_20_body">When done you can press <text:span text:style-name="T3">[Alt] &amp; N</text:span> to pick the <text:span text:style-name="T3">[</text:span><text:span text:style-name="T6">N</text:span><text:span text:style-name="T3">ext]</text:span> button.</text:p>
      <text:p text:style-name="Standard"/>
      <text:h text:style-name="Heading_20_2" text:outline-level="2">License Agreement</text:h>
      <text:p text:style-name="Text_20_body">When satisfied with the License press <text:span text:style-name="T3">[Alt] &amp; Y</text:span><text:span text:style-name="T4"> to select</text:span><text:span text:style-name="T9"> “</text:span><text:span text:style-name="T7">Y</text:span><text:span text:style-name="T9">es, I agree to the License agreement.”</text:span></text:p>
      <text:p text:style-name="Text_20_body">You have to accept the license agreement to continue with the installation.</text:p>
      <text:p text:style-name="Text_20_body">When done you can press <text:span text:style-name="T3">[Alt] &amp; N</text:span> to pick the <text:span text:style-name="T3">[</text:span><text:span text:style-name="T6">N</text:span><text:span text:style-name="T3">ext]</text:span> button.</text:p>
      <text:h text:style-name="Heading_20_2" text:outline-level="2">System Probing</text:h>
      <text:p text:style-name="Text_20_body">OpenSuSE is now checking your hardware configuration, this can take a few minutes on a slower server, but usually should not take more than 2-3 minutes.</text:p>
      <text:h text:style-name="Heading_20_2" text:outline-level="2">Installation Mode</text:h>
      <text:p text:style-name="Text_20_body">Select Mode</text:p>
      <text:p text:style-name="Option_20_List">(*) New <text:span text:style-name="T5">I</text:span>nstallation</text:p>
      <text:p text:style-name="Option_20_List">( <text:s/>) <text:span text:style-name="T5">U</text:span><text:span text:style-name="T8">pdate </text:span></text:p>
      <text:p text:style-name="Option_20_List">( <text:s/>) <text:span text:style-name="T5">O</text:span>ther Options</text:p>
      <text:p text:style-name="Option_20_List">[ <text:s/>] Add Online Repositiories Before Installation</text:p>
      <text:p text:style-name="Option_20_List">[ <text:s/>] Include Add-On Products from Separate Media</text:p>
      <text:p text:style-name="P3">New Installation is what we need anyway so you can just hit <text:span text:style-name="T3">[Alt] &amp; N</text:span> to pick the <text:span text:style-name="T3">[</text:span><text:span text:style-name="T6">N</text:span><text:span text:style-name="T3">ext]</text:span> button.</text:p>
      <text:h text:style-name="Heading_20_2" text:outline-level="2">Initializing</text:h>
      <text:p text:style-name="Text_20_body">System loads Data from your installation Source in to a RAM drive for the further progress of the installation.</text:p>
      <text:h text:style-name="Heading_20_2" text:outline-level="2">Clock and Timezone</text:h>
      <text:p text:style-name="Text_20_body">Pick your R<text:span text:style-name="T5">e</text:span>gion and Time<text:span text:style-name="T5">z</text:span>one. </text:p>
      <text:p text:style-name="Text_20_body"><text:span text:style-name="T5">H</text:span>ardware clock should be set to [Local Time].</text:p>
      <text:p text:style-name="Warning">Make sure the time that is displayed in the lower right hand corner is correct, otherwise fix it. This is an important step, if you skip it OS updates may fail and the automatic time synchronization will not engage!</text:p>
      <text:p text:style-name="Text_20_body"><text:span text:style-name="T8">When done you can press </text:span><text:span text:style-name="T10">[Alt] &amp; N</text:span><text:span text:style-name="T8"> to pick the </text:span><text:span text:style-name="T10">[</text:span><text:span text:style-name="T6">N</text:span><text:span text:style-name="T10">ext]</text:span><text:span text:style-name="T8"> button.</text:span></text:p>
      <text:h text:style-name="P5" text:outline-level="2">Desktop Selection</text:h>
      <text:p text:style-name="P3">Since this is going to be a ViciDial<text:span text:style-name="T11">™ Server, it is not necessary to have a Graphical User Interface (GUI), it would actually decrease the performance of the system to run one at the same time.</text:span></text:p>
      <text:p text:style-name="Warning">Important: <text:s/>Please select <text:span text:style-name="T3">[</text:span><text:span text:style-name="T6">O</text:span><text:span text:style-name="T3">ther]</text:span> -&gt; <text:s/><text:span text:style-name="T3">[</text:span><text:span text:style-name="T6">T</text:span><text:span text:style-name="T3">ext Mode]</text:span> here!<text:line-break/>If you skip this the System will not only install a Graphical Desktop on your Server, but a large selection of Programs that can be used which these Desktops. <text:s/>Our further Package selection assumes that you pick <text:span text:style-name="T3">[</text:span><text:span text:style-name="T6">O</text:span><text:span text:style-name="T3">ther]</text:span> and <text:span text:style-name="T3">[</text:span><text:span text:style-name="T6">T</text:span><text:span text:style-name="T3">ext Mode]!</text:span></text:p>
      <text:p text:style-name="Text_20_body">Exception: If this system is setup somewhere where you do not have access to another Computer on the same Network segment, you might need it to search for information, load leads from the Internet or use it to run the web based configuration of <text:span text:style-name="T8">ViciDial</text:span><text:span text:style-name="T12">™</text:span>, please pick <text:span text:style-name="T10">[</text:span><text:span text:style-name="T6">M</text:span><text:span text:style-name="T10">inimal Graphical System]</text:span></text:p>
      <text:p text:style-name="Text_20_body">When done you can press <text:span text:style-name="T3">[Alt] &amp; N</text:span> to pick the <text:span text:style-name="T3">[</text:span><text:span text:style-name="T6">N</text:span><text:span text:style-name="T3">ext]</text:span> button.</text:p>
      <text:h text:style-name="Heading_20_2" text:outline-level="2">Installation Setting</text:h>
      <text:p text:style-name="Text_20_body">In Overview mode (Left Tab on the top of screen) you will see the following Sections:</text:p>
      <text:list text:style-name="L5">
        <text:list-item>
          <text:p text:style-name="P27">Partitioning</text:p>
        </text:list-item>
        <text:list-item>
          <text:p text:style-name="P27">Software</text:p>
        </text:list-item>
        <text:list-item>
          <text:p text:style-name="P27">Locale Settings </text:p>
          <text:p text:style-name="P27"/>
        </text:list-item>
      </text:list>
      <text:p text:style-name="Text_20_body">Please switch to Expert mode (Right Tab on the top of screen). In Expert mode you will see the following Sections:</text:p>
      <text:list text:style-name="L6">
        <text:list-item>
          <text:p text:style-name="P31">System</text:p>
        </text:list-item>
        <text:list-item>
          <text:p text:style-name="P31">Keyboard Layout </text:p>
        </text:list-item>
      </text:list>
      <text:list text:style-name="L7">
        <text:list-item>
          <text:p text:style-name="P33">Partitioning</text:p>
        </text:list-item>
        <text:list-item>
          <text:p text:style-name="P33">Software </text:p>
        </text:list-item>
        <text:list-item>
          <text:p text:style-name="P33">Booting</text:p>
        </text:list-item>
        <text:list-item>
          <text:p text:style-name="P33">Timezone</text:p>
        </text:list-item>
        <text:list-item>
          <text:p text:style-name="P33">Language</text:p>
        </text:list-item>
        <text:list-item>
          <text:p text:style-name="P33">Default Runlevel</text:p>
        </text:list-item>
      </text:list>
      <text:p text:style-name="Text_20_body">On this screen we have a number of things to change:</text:p>
      <text:h text:style-name="Heading_20_2" text:outline-level="2">Partitioning</text:h>
      <text:p text:style-name="Text_20_body">We have two basic options to configure the Partitioning of the Hard-drive(s) on a ViciDial<text:span text:style-name="T12">™ System.</text:span></text:p>
      <text:p text:style-name="P4">a) Systems with <text:span text:style-name="T3">one Hard-drive or Hardware RAID</text:span> controller. </text:p>
      <text:p text:style-name="P6">Hardware RAID controller, especially those with Cache are generally preferred for ViciDial™, they increase the performance and reliability of a system.</text:p>
      <text:p text:style-name="P6">Systems with single Drives, especially those with consumer grade drives as opposed to enterprise grade, <text:span text:style-name="T3">will fail</text:span><text:span text:style-name="T4">. Some will fail later then others but we have seen systems fail after as little as one week.</text:span></text:p>
      <text:p text:style-name="P7">Enterprise grade drives are usually designed to withstand 10 times the use of consumer drives. </text:p>
      <text:p text:style-name="P4">b) Systems with two identical Hard-drives in a <text:span text:style-name="T3">Software RAID</text:span> 1. </text:p>
      <text:p text:style-name="P8">This Solution is less desirable but it works. Typical scenarios to use this setup is for machines that can not take a hardware cache controller. With this option you have to create on each of the drives identical partitions and then tell Linux to mirror the data between them.</text:p>
      <text:p text:style-name="P4"/>
      <text:p text:style-name="P4">Press <text:span text:style-name="T3">[Alt] &amp; C and then [Alt] &amp; P</text:span> go into the “Partitioning” section. Then select “Create Custom Partition Setup” by pressing <text:span text:style-name="T3">[Alt] &amp; C</text:span> and press <text:span text:style-name="T3">[Alt] &amp; N</text:span> to pick the <text:span text:style-name="T3">[</text:span><text:span text:style-name="T6">N</text:span><text:span text:style-name="T3">ext]</text:span> button. On the next screen press <text:span text:style-name="T3">[Alt] &amp; C </text:span>to select “Custom Partitioning (for experts)” and press <text:span text:style-name="T3">[Alt] &amp; N</text:span> to pick the <text:span text:style-name="T3">[</text:span><text:span text:style-name="T6">N</text:span><text:span text:style-name="T3">ext]</text:span> button. This is the screen where we will be configuring the hard drives.</text:p>
      <text:p text:style-name="P4">Two things to note before hand. A physical hard drive is named something like “/dev/hda” or “/dev/sda”. A partition is named something like “/dev/hda1” or “/dev/sda4”. If the physical hard drive node name starts with a “/dev/hd” you have an IDE hard drives of which basically <text:span text:style-name="T3">all are consumer grade</text:span>, and you should consider upgrading your Hard-Drives. Seeing a “/dev/sd” however does not guarantee that the drive is enterprise grade.</text:p>
      <text:p text:style-name="P4">The first step for a fresh setup is to delete any existing partitions. But beware:</text:p>
      <text:p text:style-name="P2"><text:span text:style-name="T1">Please note that <text:line-break/></text:span><text:span text:style-name="T2">all data on the drives <text:line-break/>will be lost</text:span><text:span text:style-name="T1">. </text:span></text:p>
      <text:p text:style-name="Warning">If this is not what you want and you are following this Guide please contact a professional to take responsibility before continuing here!</text:p>
      <text:p text:style-name="P4">To continue with any of two options, select the partition using the up and down keys and press <text:span text:style-name="T3">[Alt] &amp; D</text:span> to pick the <text:span text:style-name="T3">[</text:span><text:span text:style-name="T6">D</text:span><text:span text:style-name="T3">elete]</text:span> button. A small window will pop up asking you to confirm the deletion of the partition. Press <text:span text:style-name="T3">[Alt] &amp; Y</text:span> to pick the <text:span text:style-name="T3">[</text:span><text:span text:style-name="T6">Y</text:span><text:span text:style-name="T3">es]</text:span> button. Do this for all existing partitions.</text:p>
      <text:p text:style-name="P11">You are going to want create at least three partitions. A swap partition which Linux uses as Virtual Memory, a “/” partition which is the root of the file system, and a “/var” partition which is where Linux stores the log files and other files that change frequently. The “/var” partition is also where the recordings will be stored before being archived. </text:p>
      <text:p text:style-name="Warning">The swap partition should be twice the size as the amount of RAM you have in the system or at least 2GB. </text:p>
      <text:p text:style-name="P4">If using option “a)” for your partitioning to create a partition do the following:</text:p>
      <text:h text:style-name="Heading_20_3" text:outline-level="3">Hardware RAID / Single Drive Setup</text:h>
      <text:p text:style-name="P8">1. Press <text:span text:style-name="T3">[Alt] &amp; C</text:span> to pick the <text:span text:style-name="T3">[</text:span><text:span text:style-name="T6">C</text:span><text:span text:style-name="T3">reate]</text:span> button. <text:s/>Press <text:span text:style-name="T3">[Alt] &amp; P</text:span><text:span text:style-name="T4"> to select “Primary” then press </text:span><text:span text:style-name="T3">[Alt] &amp; O</text:span><text:span text:style-name="T4"> to pick the </text:span><text:span text:style-name="T3">[</text:span><text:span text:style-name="T6">O</text:span><text:span text:style-name="T3">k]</text:span><text:span text:style-name="T4"> button.</text:span></text:p>
      <text:p text:style-name="Code">2. Use the tab key to select the file system drop down box. Press the space bar and then use the up and down keys to select the file system type. We <text:s/>suggest using “reiserfs” because of it usually very fast recovery time in cases of Power-loss, etc. <text:s/>The other proven alternative would be “ext3”. When creating the swap partition you have to select “swap”.</text:p>
      <text:p text:style-name="P8">3. Use the tab key to select the “End” text box under the “Size” section. Enter the size you want for this partition in gigabytes followed by “GB”.</text:p>
      <text:p text:style-name="P8">4. Tab to the “Mount Point” drop down box. This is where you select the place in the file system to mount the partition. <text:span text:style-name="T4">When creating the swap partition select the word “swap”.</text:span></text:p>
      <text:p text:style-name="P8">5. Press <text:span text:style-name="T3">[Alt] &amp; O</text:span> to pick the <text:span text:style-name="T3">[</text:span><text:span text:style-name="T6">O</text:span><text:span text:style-name="T3">k]</text:span> button to create the partition.</text:p>
      <text:p text:style-name="P11">If using option “b” for your partitioning to create a Software Raid partition do the following:</text:p>
      <text:h text:style-name="Heading_20_3" text:outline-level="3">Software RAID </text:h>
      <text:p text:style-name="P8">1. Press <text:span text:style-name="T3">[Alt] &amp; C</text:span> to pick the <text:span text:style-name="T3">[</text:span><text:span text:style-name="T6">C</text:span><text:span text:style-name="T3">reate]</text:span> button. <text:s/>Use the tab key to highlight the first drive and press the space bar to select it. Then press <text:span text:style-name="T3">[Alt] &amp; O</text:span><text:span text:style-name="T4"> to pick the </text:span><text:span text:style-name="T3">[</text:span><text:span text:style-name="T6">O</text:span><text:span text:style-name="T3">k]</text:span><text:span text:style-name="T4"> button. Now</text:span> Press <text:span text:style-name="T3">[Alt] &amp; P</text:span><text:span text:style-name="T4"> to select “Primary” then press </text:span><text:span text:style-name="T3">[Alt] &amp; O</text:span><text:span text:style-name="T4"> to pick the </text:span><text:span text:style-name="T3">[</text:span><text:span text:style-name="T6">O</text:span><text:span text:style-name="T3">k]</text:span><text:span text:style-name="T4"> button.</text:span></text:p>
      <text:p text:style-name="P9">2. Press <text:span text:style-name="T3">[Alt] &amp; N</text:span> to activate “Do Not Format”. Then tab to select the “File system ID” drop down box. Use the up and down arrow keys to select “0xFD Linux Raid”.</text:p>
      <text:p text:style-name="P8">3. Use the tab key to select the “End” text box under the “Size” section. Enter the size you want for this partition in gigabytes followed by “GB”.</text:p>
      <text:p text:style-name="P10"><text:span text:style-name="T4">4. Press </text:span>[Alt] &amp; O<text:span text:style-name="T4"> to pick the </text:span>[<text:span text:style-name="T5">O</text:span>k]<text:span text:style-name="T4"> button to create the first of the Software Raid partitions.</text:span></text:p>
      <text:p text:style-name="P8">5. Press <text:span text:style-name="T3">[Alt] &amp; C</text:span> to pick the <text:span text:style-name="T3">[</text:span><text:span text:style-name="T6">C</text:span><text:span text:style-name="T3">reate]</text:span> button. <text:s/>Use the tab key to highlight the second drive and press the space bar to select it. Then press <text:span text:style-name="T3">[Alt] &amp; O</text:span><text:span text:style-name="T4"> to pick the </text:span><text:span text:style-name="T3">[</text:span><text:span text:style-name="T6">O</text:span><text:span text:style-name="T3">k]</text:span><text:span text:style-name="T4"> button. Now</text:span> Press <text:span text:style-name="T3">[Alt] &amp; P</text:span><text:span text:style-name="T4"> to select “Primary” then press </text:span><text:span text:style-name="T3">[Alt] &amp; O</text:span><text:span text:style-name="T4"> to pick the </text:span><text:span text:style-name="T3">[</text:span><text:span text:style-name="T6">O</text:span><text:span text:style-name="T3">k]</text:span><text:span text:style-name="T4"> button.</text:span></text:p>
      <text:p text:style-name="P9">6. Press <text:span text:style-name="T3">[Alt] &amp; N</text:span> to activate “Do Not Format”. Then tab to select the “File system ID” drop down box. Use the up and down arrow keys to select “0xFD Linux Raid”.</text:p>
      <text:p text:style-name="P8">7. Use the tab key to select the “End” text box under the “Size” section. Enter the size you want for this partition in gigabytes followed by “GB”.</text:p>
      <text:p text:style-name="P10"><text:span text:style-name="T4">8. Press </text:span>[Alt] &amp; O<text:span text:style-name="T4"> to pick the </text:span>[<text:span text:style-name="T5">O</text:span>k]<text:span text:style-name="T4"> button to create the second of the Software Raid partitions.</text:span></text:p>
      <text:p text:style-name="P9">9. Press <text:span text:style-name="T3">[Alt] &amp; I</text:span> to pick the <text:span text:style-name="T3">[Ra</text:span><text:span text:style-name="T6">i</text:span><text:span text:style-name="T3">d]</text:span> drop down. Then press the down key to select “Create RAID” and hit enter.</text:p>
      <text:p text:style-name="P9">10. Press <text:span text:style-name="T3">[Alt] &amp; 1</text:span> to pick the “RAID 1 (mirroring)” then press <text:span text:style-name="T3">[Alt] &amp; N</text:span> to pick the <text:span text:style-name="T3">[</text:span><text:span text:style-name="T6">N</text:span><text:span text:style-name="T3">ext]</text:span> button.</text:p>
      <text:p text:style-name="P9">11. Use the up and down keys to select the first partition you want to add to the Software Raid Partition. Once selected press the <text:span text:style-name="T3">[Alt] &amp; D</text:span> key to add the partition. Now use the up and down keys to select the second partition you want to add to the Software Raid Partition. Once selected press the <text:span text:style-name="T3">[Alt] &amp; D</text:span> key to add the partition.</text:p>
      <text:p text:style-name="P9">12. Now press <text:span text:style-name="T3">[Alt] &amp; N</text:span> to pick the <text:span text:style-name="T3">[</text:span><text:span text:style-name="T6">N</text:span><text:span text:style-name="T3">ext]</text:span> button.</text:p>
      <text:p text:style-name="P9">13. Use the tab key to select the file system drop down box. Press the space bar and then use the up and down keys to select the file system type. We highly suggest using “reiserfs”. When creating the swap partition select “swap”.</text:p>
      <text:p text:style-name="P9">14. Tab to the “Mount Point” drop down box. This is where you select the place in the file system to mount the partition. When creating the swap partition select the word “swap”.</text:p>
      <text:p text:style-name="P9">15. Now press <text:span text:style-name="T3">[Alt] &amp; F</text:span> to pick the <text:span text:style-name="T3">[</text:span><text:span text:style-name="T6">F</text:span><text:span text:style-name="T3">inish]</text:span> button.</text:p>
      <text:p text:style-name="P12">Once you have the partitioning properly setup press the <text:span text:style-name="T3">[Alt] &amp; A</text:span> to pick the <text:span text:style-name="T3">[</text:span><text:span text:style-name="T6">A</text:span><text:span text:style-name="T3">ccept]</text:span> button.</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lbany AMT1" svg:font-family="'Albany AMT'" style:font-pitch="variable"/>
    <style:font-face style:name="SUSE Sans" svg:font-family="'SUSE Sans'" style:font-adornments="Bold" style:font-pitch="variable"/>
    <style:font-face style:name="SUSE Sans1" svg:font-family="'SUSE Sans'" style:font-adornments="Bold Italic" style:font-pitch="variable"/>
    <style:font-face style:name="SUSE Serif1" svg:font-family="'SUSE Serif'" style:font-adornments="Bold" style:font-pitch="variable"/>
    <style:font-face style:name="SUSE Serif" svg:font-family="'SUSE Serif'" style:font-adornments="Regular" style:font-pitch="variable"/>
    <style:font-face style:name="Verdana" svg:font-family="Verdana"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USE Serif"/>
    </style:style>
    <style:style style:name="Text_20_body" style:display-name="Text body" style:family="paragraph" style:parent-style-name="Standard" style:class="text">
      <style:paragraph-properties fo:margin-top="0.0402in" fo:margin-bottom="0.0402in" fo:orphans="3" fo:widows="3"/>
      <style:text-properties style:font-name="SUSE Serif"/>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style:font-name="SUSE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keep-together="always"/>
      <style:text-properties style:font-name="SUSE 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arning" style:family="paragraph" style:parent-style-name="Text_20_body_20_indent" style:class="text">
      <style:paragraph-properties fo:margin-left="0.5in" fo:margin-right="0.5in" fo:margin-top="0.0799in" fo:margin-bottom="0.0799in" fo:keep-together="always" fo:hyphenation-ladder-count="no-limit" fo:text-indent="0in" style:auto-text-indent="false" fo:background-color="transparent" fo:padding="0.0799in" fo:border-left="0.0346in solid #000000" fo:border-right="0.0346in solid #000000" fo:border-top="none" fo:border-bottom="none" style:shadow="none">
        <style:background-image/>
      </style:paragraph-properties>
      <style:text-properties style:font-name="SUSE Serif1" fo:font-weight="normal" fo:hyphenate="true" fo:hyphenation-remain-char-count="2" fo:hyphenation-push-char-count="2"/>
    </style:style>
    <style:style style:name="Option_20_List" style:display-name="Option List" style:family="paragraph" style:parent-style-name="Standard" style:class="text">
      <style:paragraph-properties fo:keep-together="always" fo:keep-with-next="always"/>
    </style:style>
    <style:style style:name="Code" style:family="paragraph" style:parent-style-name="Text_20_body" style:class="text">
      <style:paragraph-properties fo:margin-left="0.5in" fo:margin-right="0in" fo:text-indent="0in" style:auto-text-indent="false"/>
      <style:text-properties style:font-name="Verdana" style:text-underline-style="none" style:font-name-asian="Verdana" style:font-name-complex="Verdan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4-09T04:44:30</meta:creation-date>
    <dc:creator>Frank Waller</dc:creator>
    <dc:date>2008-04-18T02:15:09</dc:date>
    <dc:language>en-US</dc:language>
    <meta:editing-cycles>7</meta:editing-cycles>
    <meta:editing-duration>PT14H45M12S</meta:editing-duration>
    <meta:user-defined meta:name="Info 1"/>
    <meta:user-defined meta:name="Info 2"/>
    <meta:user-defined meta:name="Info 3"/>
    <meta:user-defined meta:name="Info 4"/>
    <meta:document-statistic meta:table-count="0" meta:image-count="0" meta:object-count="0" meta:page-count="8" meta:paragraph-count="147" meta:word-count="2786" meta:character-count="15604"/>
  </office:meta>
</office:document-meta>
</file>